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Desc.setComponentClassPath( ClassPath component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Component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BootstrapClassLoaderDeleg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Shared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Component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ComponentClassLoaderDelegationParen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BootstrapClass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DescriptorExtension( InstallationDescriptorExtension descriptor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Componen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ParentFirs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BootstrapClassLoaderDelegationParent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BootstrapClassName( String bootstrap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SelfFirst( String 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ComponentClassLoaderDelegationSelf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BootstrapClassLoaderDelegation( String bootstrap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BindingCompon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BootstrapClassPath( ClassPath bootstrapClass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SharedLibraries( SharedLibraryList [ ] shared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BootstrapClassLoaderDelegationSelf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Identification( Identification identifi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Descriptor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ComponentClassLoaderDelegation( String componentClassLoaderDeleg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ComponentClassName( String component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Identif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setDescription(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isServiceEngi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Desc.getBootstrap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